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Standard">
      <style:text-properties officeooo:paragraph-rsid="001b5251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Heading_20_1">
      <style:text-properties officeooo:rsid="001b5251" officeooo:paragraph-rsid="001b5251"/>
    </style:style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Standard">
      <style:text-properties officeooo:paragraph-rsid="001dc61f"/>
    </style:style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>
      <style:paragraph-properties fo:margin-left="0cm" fo:margin-right="0cm" fo:orphans="1" fo:text-indent="0cm" style:auto-text-indent="false"/>
    </style:style>
    <style:style style:name="P31" style:family="paragraph" style:parent-style-name="Text_20_body" style:list-style-name="L25"/>
    <style:style style:name="P32" style:family="paragraph" style:parent-style-name="Preformatted_20_Text">
      <style:paragraph-properties fo:margin-top="0cm" fo:margin-bottom="0.499cm" style:contextual-spacing="false"/>
    </style:style>
    <style:style style:name="P33" style:family="paragraph" style:parent-style-name="Text_20_body" style:list-style-name="L26"/>
    <style:style style:name="T1" style:family="text">
      <style:text-properties officeooo:rsid="001b5251"/>
    </style:style>
    <style:style style:name="T2" style:family="text">
      <style:text-properties fo:font-weight="bold" officeooo:rsid="001d28a4" style:font-weight-asian="bold" style:font-weight-complex="bold"/>
    </style:style>
    <style:style style:name="T3" style:family="text">
      <style:text-properties officeooo:rsid="001d28a4"/>
    </style:style>
    <style:style style:name="T4" style:family="text">
      <style:text-properties fo:font-weight="bold" officeooo:rsid="001dc61f" style:font-weight-asian="bold" style:font-weight-complex="bold"/>
    </style:style>
    <style:style style:name="T5" style:family="text">
      <style:text-properties officeooo:rsid="001dc61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UBICAR LÓGICA SEGÚN NECESIDAD </text:span></text:p>
      <text:p text:style-name="Standard"/>
      <text:p text:style-name="Standard"/>
      <text:p text:style-name="P1">La recomendación de tu mentora sobre distribuir la lógica entre los <text:span text:style-name="Strong_20_Emphasis">handlers</text:span> y el <text:span text:style-name="Strong_20_Emphasis">modelo</text:span> probablemente se refiere a la separación de responsabilidades:</text:p>
      <text:section text:style-name="Sect1" text:name="dchGHXi2PFv89oEzcqcmP-content-0">
        <text:list text:style-name="L1">
          <text:list-item>
            <text:p text:style-name="P2"><text:span text:style-name="Strong_20_Emphasis">Handlers:</text:span> Se encargan de coordinar acciones y flujos de trabajo. Son ideales para manejar interacciones con servicios externos, validaciones complejas y lógica de negocio que involucra múltiples entidades.</text:p>
          </text:list-item>
          <text:list-item>
            <text:p text:style-name="P2"><text:span text:style-name="Strong_20_Emphasis">Modelo:</text:span> Las entidades pueden contener lógica propia, como validaciones internas, cálculos específicos y métodos que reflejen su comportamiento natural. Por ejemplo, en tu UML, <text:span text:style-name="Source_20_Text">Room</text:span> podría tener un método <text:span text:style-name="Source_20_Text">estaDisponible()</text:span> en lugar de que el <text:span text:style-name="Source_20_Text">RoomHandler</text:span> lo determine.</text:p>
          </text:list-item>
        </text:list>
        <text:p text:style-name="Text_20_body">Para compartir información con tu grupo, puedes revisar estos recursos sobre mejores prácticas:</text:p>
        <text:list text:style-name="L2">
          <text:list-item>
            <text:p text:style-name="P3">Stack Overflow sobre lógica en controladores, donde se discute la separación entre controladores y servicios.</text:p>
          </text:list-item>
          <text:list-item>
            <text:p text:style-name="P3">Discusión en Reddit sobre el uso de handlers, que explica por qué es recomendable separar la lógica en clases específicas.</text:p>
          </text:list-item>
        </text:list>
        <text:p text:style-name="Text_20_body">Si quieres profundizar más, puedes buscar documentación sobre <text:span text:style-name="Strong_20_Emphasis">Domain-Driven Design (DDD)</text:span>, que enfatiza la importancia de colocar lógica en el modelo cuando es relevante para la entidad. ¿Te gustaría que te ayude a estructurar una guía para tu equipo?</text:p>
      </text:section>
      <text:section text:style-name="Sect1" text:name="8GpY6nksjJGy8bkifZgsF-user-message">
        <text:p text:style-name="P4">si a tu propuesta</text:p>
      </text:section>
      <text:section text:style-name="Sect1" text:name="NuNUfT2c6YjPru8xDfjtP-content-0">
        <text:p text:style-name="P1">¡Perfecto! Te ayudaré a estructurar una guía clara para tu equipo sobre cuándo manejar la lógica en los <text:span text:style-name="Strong_20_Emphasis">handlers</text:span> y cuándo en el <text:span text:style-name="Strong_20_Emphasis">modelo</text:span>. Aquí tienes un borrador inicial:</text:p>
        <text:h text:style-name="Heading_20_1" text:outline-level="1"><text:span text:style-name="Strong_20_Emphasis">Guía sobre la Distribución de Lógica en Handlers vs. Modelo</text:span></text:h>
        <text:h text:style-name="Heading_20_2" text:outline-level="2"><text:span text:style-name="Strong_20_Emphasis">1. Principios Generales</text:span></text:h>
        <text:p text:style-name="Text_20_body">Cuando diseñamos la arquitectura de un sistema, es fundamental distribuir la lógica correctamente para mejorar la <text:span text:style-name="Strong_20_Emphasis">mantenibilidad</text:span>, <text:span text:style-name="Strong_20_Emphasis">reutilización</text:span> y <text:span text:style-name="Strong_20_Emphasis">claridad</text:span> del código. La clave está en entender <text:span text:style-name="Strong_20_Emphasis">qué responsabilidad le pertenece a cada capa</text:span>.</text:p>
        <text:h text:style-name="Heading_20_2" text:outline-level="2"><text:span text:style-name="Strong_20_Emphasis">2. Cuándo colocar lógica en el Modelo (Entidades)</text:span></text:h>
        <text:p text:style-name="Text_20_body">Las entidades no deben ser simples estructuras de datos. Pueden contener lógica que sea <text:span text:style-name="Strong_20_Emphasis">intrínseca a su comportamiento</text:span>, como:</text:p>
        <text:list text:style-name="L3">
          <text:list-item>
            <text:p text:style-name="P5"><text:span text:style-name="Strong_20_Emphasis">Validaciones específicas</text:span> → Si <text:span text:style-name="Source_20_Text">Room</text:span> tiene reglas de ocupación, puede definir un método <text:span text:style-name="Source_20_Text">esReservable()</text:span>.</text:p>
          </text:list-item>
          <text:list-item>
            <text:p text:style-name="P5"><text:span text:style-name="Strong_20_Emphasis">Cálculos relacionados con sus propios atributos</text:span> → <text:span text:style-name="Source_20_Text">Hint</text:span> podría calcular su dificultad basada en su contenido.</text:p>
          </text:list-item>
          <text:list-item>
            <text:p text:style-name="P5"><text:soft-page-break/><text:span text:style-name="Strong_20_Emphasis">Autogestión de estados</text:span> → Métodos como <text:span text:style-name="Source_20_Text">activar()</text:span> o <text:span text:style-name="Source_20_Text">desactivar()</text:span> dentro de <text:span text:style-name="Source_20_Text">Decoration</text:span>.</text:p>
          </text:list-item>
        </text:list>
        <text:p text:style-name="Text_20_body">📌 <text:span text:style-name="Strong_20_Emphasis">Regla general:</text:span> Si el comportamiento pertenece a la entidad misma, <text:span text:style-name="Strong_20_Emphasis">colócalo dentro del modelo</text:span> para que sea más autónomo y reutilizable.</text:p>
        <text:h text:style-name="Heading_20_2" text:outline-level="2"><text:span text:style-name="Strong_20_Emphasis">3. Cuándo colocar lógica en el Handler</text:span></text:h>
        <text:p text:style-name="Text_20_body">Los handlers coordinan la ejecución de lógica más <text:span text:style-name="Strong_20_Emphasis">compleja</text:span> y suelen interactuar con varias entidades y servicios externos. Son útiles para:</text:p>
        <text:list text:style-name="L4">
          <text:list-item>
            <text:p text:style-name="P6"><text:span text:style-name="Strong_20_Emphasis">Manejo de eventos y procesos</text:span> → <text:span text:style-name="Source_20_Text">RoomHandler</text:span> decide qué hacer cuando un usuario reserva una habitación.</text:p>
          </text:list-item>
          <text:list-item>
            <text:p text:style-name="P6"><text:span text:style-name="Strong_20_Emphasis">Interacciones entre múltiples entidades</text:span> → Si la validación involucra <text:span text:style-name="Source_20_Text">Room</text:span> + <text:span text:style-name="Source_20_Text">User</text:span>, el <text:span text:style-name="Source_20_Text">RoomHandler</text:span> podría encargarse.</text:p>
          </text:list-item>
          <text:list-item>
            <text:p text:style-name="P6"><text:span text:style-name="Strong_20_Emphasis">Llamadas a otros servicios o almacenamiento</text:span> → <text:span text:style-name="Source_20_Text">HintHandler</text:span> accede al DAO para recuperar información.</text:p>
          </text:list-item>
        </text:list>
        <text:p text:style-name="Text_20_body">📌 <text:span text:style-name="Strong_20_Emphasis">Regla general:</text:span> Si la lógica implica múltiples entidades o depende de procesos externos, <text:span text:style-name="Strong_20_Emphasis">colócala en el handler</text:span>.</text:p>
        <text:h text:style-name="Heading_20_2" text:outline-level="2"><text:span text:style-name="Strong_20_Emphasis">4. Ejemplo Práctico</text:span></text:h>
        <text:p text:style-name="Text_20_body">💡 <text:span text:style-name="Strong_20_Emphasis">Ejemplo:</text:span> Supongamos que queremos verificar si una <text:span text:style-name="Source_20_Text">Room</text:span> está disponible.</text:p>
        <text:list text:style-name="L5">
          <text:list-item>
            <text:p text:style-name="P7"><text:span text:style-name="Strong_20_Emphasis">En el modelo:</text:span> <text:span text:style-name="Source_20_Text">Room</text:span> tiene un método <text:span text:style-name="Source_20_Text">estaDisponible()</text:span>, basado en sus propios atributos.</text:p>
          </text:list-item>
          <text:list-item>
            <text:p text:style-name="P7"><text:span text:style-name="Strong_20_Emphasis">En el handler:</text:span> <text:span text:style-name="Source_20_Text">RoomHandler</text:span> usa <text:span text:style-name="Source_20_Text">estaDisponible()</text:span> y consulta el DAO para asegurarse de que no haya reservas conflictivas.</text:p>
          </text:list-item>
        </text:list>
        <text:h text:style-name="Heading_20_2" text:outline-level="2"><text:span text:style-name="Strong_20_Emphasis">5. Recursos para Profundizar</text:span></text:h>
        <text:p text:style-name="Text_20_body">Si el equipo desea investigar más sobre este enfoque, aquí hay algunos conceptos clave:</text:p>
        <text:list text:style-name="L6">
          <text:list-item>
            <text:p text:style-name="P8"><text:span text:style-name="Strong_20_Emphasis">Domain-Driven Design (DDD)</text:span></text:p>
          </text:list-item>
          <text:list-item>
            <text:p text:style-name="P8"><text:span text:style-name="Strong_20_Emphasis">Clean Architecture</text:span></text:p>
          </text:list-item>
          <text:list-item>
            <text:p text:style-name="P8"><text:span text:style-name="Strong_20_Emphasis">SOLID Principles</text:span> (especialmente el principio de responsabilidad única)</text:p>
          </text:list-item>
        </text:list>
      </text:section>
      <text:p text:style-name="Standard"/>
      <text:p text:style-name="Standard"/>
      <text:p text:style-name="Standard"/>
      <text:p text:style-name="P9"><text:span text:style-name="T1"><text:tab/><text:tab/><text:tab/><text:tab/>DOMAIN-DRIVEN DESIGN(DDD)<text:line-break/><text:line-break/><text:line-break/></text:span><text:span text:style-name="Strong_20_Emphasis">Principios Claves de DDD</text:span></text:p>
      <text:p text:style-name="Text_20_body">DDD se basa en varios conceptos fundamentales que ayudan a estructurar el software de manera alineada con el dominio del negocio:</text:p>
      <text:list text:style-name="L7">
        <text:list-item>
          <text:p text:style-name="P10"><text:soft-page-break/><text:span text:style-name="Strong_20_Emphasis">Lenguaje Ubicuo (Ubiquitous Language)</text:span></text:p>
          <text:list>
            <text:list-item>
              <text:p text:style-name="P10">Se debe usar un lenguaje común entre los desarrolladores y expertos del negocio para evitar ambigüedades.</text:p>
            </text:list-item>
            <text:list-item>
              <text:p text:style-name="P10">Por ejemplo, en tu proyecto, todos deben entender qué significa una "Hint" o una "Room" en el contexto del sistema.</text:p>
            </text:list-item>
          </text:list>
        </text:list-item>
        <text:list-item>
          <text:p text:style-name="P10"><text:span text:style-name="Strong_20_Emphasis">Modelado Basado en el Dominio</text:span></text:p>
          <text:list>
            <text:list-item>
              <text:p text:style-name="P10">El sistema debe reflejar los conceptos del negocio real, encapsulando reglas de negocio dentro de los modelos.</text:p>
            </text:list-item>
            <text:list-item>
              <text:p text:style-name="P10">Ejemplo: Si <text:span text:style-name="Source_20_Text">Room</text:span> tiene una lógica específica para determinar si está ocupada, este comportamiento debe estar dentro de la entidad <text:span text:style-name="Source_20_Text">Room</text:span>.</text:p>
            </text:list-item>
          </text:list>
        </text:list-item>
        <text:list-item>
          <text:p text:style-name="P10"><text:span text:style-name="Strong_20_Emphasis">Contextos Delimitados (Bounded Contexts)</text:span></text:p>
          <text:list>
            <text:list-item>
              <text:p text:style-name="P10">Divide el sistema en áreas separadas con límites claros, evitando que una entidad tenga múltiples significados en diferentes partes del sistema.</text:p>
            </text:list-item>
            <text:list-item>
              <text:p text:style-name="P10">En tu UML, puedes definir claramente qué pertenece al contexto de <text:span text:style-name="Source_20_Text">Room</text:span>, <text:span text:style-name="Source_20_Text">Decoration</text:span> y <text:span text:style-name="Source_20_Text">Hint</text:span>, evitando dependencias innecesarias.</text:p>
            </text:list-item>
          </text:list>
        </text:list-item>
        <text:list-item>
          <text:p text:style-name="P10"><text:span text:style-name="Strong_20_Emphasis">Diseño Basado en Objetos de Valor y Entidades</text:span></text:p>
          <text:list>
            <text:list-item>
              <text:p text:style-name="P10"><text:span text:style-name="Strong_20_Emphasis">Entidades</text:span> tienen identidad única y pueden cambiar con el tiempo (Ejemplo: <text:span text:style-name="Source_20_Text">Room</text:span>).</text:p>
            </text:list-item>
            <text:list-item>
              <text:p text:style-name="P10"><text:span text:style-name="Strong_20_Emphasis">Objetos de Valor</text:span> son inmutables y no tienen identidad propia (Ejemplo: <text:span text:style-name="Source_20_Text">Color</text:span> de una <text:span text:style-name="Source_20_Text">Decoration</text:span>).</text:p>
            </text:list-item>
          </text:list>
        </text:list-item>
        <text:list-item>
          <text:p text:style-name="P10"><text:span text:style-name="Strong_20_Emphasis">Agregados</text:span></text:p>
          <text:list>
            <text:list-item>
              <text:p text:style-name="P10">Grupo de objetos relacionados que se tratan como una unidad.</text:p>
            </text:list-item>
            <text:list-item>
              <text:p text:style-name="P10">Ejemplo: <text:span text:style-name="Source_20_Text">Room</text:span> puede ser un agregado, incluyendo <text:span text:style-name="Source_20_Text">Decoration</text:span> y <text:span text:style-name="Source_20_Text">Hint</text:span> en su estructura de datos y lógica.</text:p>
            </text:list-item>
          </text:list>
        </text:list-item>
        <text:list-item>
          <text:p text:style-name="P10"><text:span text:style-name="Strong_20_Emphasis">Repositorios</text:span></text:p>
          <text:list>
            <text:list-item>
              <text:p text:style-name="P10">Manejan la persistencia y recuperación de entidades, evitando lógica de almacenamiento dentro de los objetos de dominio.</text:p>
            </text:list-item>
          </text:list>
        </text:list-item>
      </text:list>
      <text:h text:style-name="Heading_20_3" text:outline-level="3"><text:span text:style-name="Strong_20_Emphasis">Aplicando DDD en Tu Proyecto</text:span></text:h>
      <text:p text:style-name="Text_20_body">Para aplicar DDD en tu sistema, puedes hacer lo siguiente:</text:p>
      <text:list text:style-name="L8">
        <text:list-item>
          <text:p text:style-name="P11"><text:span text:style-name="Strong_20_Emphasis">Identificar los contextos delimitados</text:span> en tu UML y definir claramente qué lógica pertenece a cada entidad.</text:p>
        </text:list-item>
        <text:list-item>
          <text:p text:style-name="P11"><text:span text:style-name="Strong_20_Emphasis">Encapsular lógica en entidades</text:span> en lugar de depender de <text:span text:style-name="Source_20_Text">handlers</text:span> para decisiones internas.</text:p>
        </text:list-item>
        <text:list-item>
          <text:p text:style-name="P11"><text:span text:style-name="Strong_20_Emphasis">Usar repositorios y servicios</text:span> para mantener una separación clara entre el dominio y la infraestructura.</text:p>
        </text:list-item>
      </text:list>
      <text:h text:style-name="P12" text:outline-level="1"><text:soft-page-break/><text:span text:style-name="Strong_20_Emphasis">Guía sobre Domain-Driven Design (DDD)</text:span></text:h>
      <text:p text:style-name="Text_20_body"><text:span text:style-name="Strong_20_Emphasis">Cómo estructurar software alineado con el dominio de negocio</text:span></text:p>
      <text:h text:style-name="Heading_20_2" text:outline-level="2"><text:span text:style-name="Strong_20_Emphasis">1. Introducción</text:span></text:h>
      <text:p text:style-name="Text_20_body">Domain-Driven Design (DDD) es un enfoque de diseño de software que pone énfasis en el conocimiento del <text:span text:style-name="Strong_20_Emphasis">negocio</text:span> para construir sistemas robustos y fáciles de mantener. Su objetivo es garantizar que el código refleje fielmente las reglas y procesos del dominio.</text:p>
      <text:h text:style-name="Heading_20_2" text:outline-level="2"><text:span text:style-name="Strong_20_Emphasis">2. Principios Fundamentales</text:span></text:h>
      <text:h text:style-name="Heading_20_3" text:outline-level="3"><text:span text:style-name="Strong_20_Emphasis">🔹 1. Lenguaje Ubicuo (Ubiquitous Language)</text:span></text:h>
      <text:list text:style-name="L9">
        <text:list-item>
          <text:p text:style-name="P13">Fomenta la comunicación clara entre desarrolladores y expertos del negocio.</text:p>
        </text:list-item>
        <text:list-item>
          <text:p text:style-name="P13">Evita ambigüedades utilizando términos específicos del dominio.</text:p>
        </text:list-item>
      </text:list>
      <text:p text:style-name="Text_20_body">📌 <text:span text:style-name="Emphasis">Ejemplo:</text:span> En un sistema de reservas, todos deben entender qué significa una “Room” o una “Hint” sin confusión.</text:p>
      <text:h text:style-name="Heading_20_3" text:outline-level="3"><text:span text:style-name="Strong_20_Emphasis">🔹 2. Modelado Basado en el Dominio</text:span></text:h>
      <text:list text:style-name="L10">
        <text:list-item>
          <text:p text:style-name="P14">Los modelos del sistema deben representar conceptos reales del negocio.</text:p>
        </text:list-item>
        <text:list-item>
          <text:p text:style-name="P14">La lógica debe estar dentro de las entidades cuando sea pertinente.</text:p>
        </text:list-item>
      </text:list>
      <text:p text:style-name="Text_20_body">📌 <text:span text:style-name="Emphasis">Ejemplo:</text:span> Si <text:span text:style-name="Source_20_Text">Room</text:span> tiene lógica para determinar si está ocupada, este comportamiento debe estar dentro de la entidad <text:span text:style-name="Source_20_Text">Room</text:span>, no en un servicio externo.</text:p>
      <text:h text:style-name="Heading_20_3" text:outline-level="3"><text:span text:style-name="Strong_20_Emphasis">🔹 3. Contextos Delimitados (Bounded Contexts)</text:span></text:h>
      <text:list text:style-name="L11">
        <text:list-item>
          <text:p text:style-name="P15">Define <text:span text:style-name="Strong_20_Emphasis">límites claros</text:span> dentro del sistema para evitar dependencias excesivas.</text:p>
        </text:list-item>
        <text:list-item>
          <text:p text:style-name="P15">Cada contexto tiene sus propias definiciones y reglas.</text:p>
        </text:list-item>
      </text:list>
      <text:p text:style-name="Text_20_body">📌 <text:span text:style-name="Emphasis">Ejemplo:</text:span> <text:span text:style-name="Source_20_Text">Room</text:span>, <text:span text:style-name="Source_20_Text">Decoration</text:span> y <text:span text:style-name="Source_20_Text">Hint</text:span> pueden ser partes de diferentes contextos dentro de tu arquitectura.</text:p>
      <text:h text:style-name="Heading_20_3" text:outline-level="3"><text:span text:style-name="Strong_20_Emphasis">🔹 4. Entidades y Objetos de Valor</text:span></text:h>
      <text:list text:style-name="L12">
        <text:list-item>
          <text:p text:style-name="P16"><text:span text:style-name="Strong_20_Emphasis">Entidades</text:span> tienen identidad única y pueden cambiar con el tiempo.</text:p>
        </text:list-item>
        <text:list-item>
          <text:p text:style-name="P16"><text:span text:style-name="Strong_20_Emphasis">Objetos de Valor</text:span> son inmutables y se identifican por sus atributos.</text:p>
        </text:list-item>
      </text:list>
      <text:p text:style-name="Text_20_body">📌 <text:span text:style-name="Emphasis">Ejemplo:</text:span> <text:span text:style-name="Source_20_Text">Room</text:span> es una entidad porque tiene un identificador único. <text:span text:style-name="Source_20_Text">Color</text:span> en una <text:span text:style-name="Source_20_Text">Decoration</text:span> puede ser un objeto de valor porque no tiene identidad propia.</text:p>
      <text:h text:style-name="Heading_20_3" text:outline-level="3"><text:span text:style-name="Strong_20_Emphasis">🔹 5. Agregados</text:span></text:h>
      <text:list text:style-name="L13">
        <text:list-item>
          <text:p text:style-name="P17">Agrupan objetos relacionados que deben ser tratados como una unidad.</text:p>
        </text:list-item>
        <text:list-item>
          <text:p text:style-name="P17">Garantizan que los datos sean modificados de manera coherente.</text:p>
        </text:list-item>
      </text:list>
      <text:p text:style-name="Text_20_body"><text:soft-page-break/>📌 <text:span text:style-name="Emphasis">Ejemplo:</text:span> <text:span text:style-name="Source_20_Text">Room</text:span> puede ser un <text:span text:style-name="Strong_20_Emphasis">agregado</text:span>, que incluye <text:span text:style-name="Source_20_Text">Decoration</text:span> y <text:span text:style-name="Source_20_Text">Hint</text:span> dentro de su estructura y lógica.</text:p>
      <text:h text:style-name="Heading_20_3" text:outline-level="3"><text:span text:style-name="Strong_20_Emphasis">🔹 6. Repositorios</text:span></text:h>
      <text:list text:style-name="L14">
        <text:list-item>
          <text:p text:style-name="P18">Son responsables de la persistencia y recuperación de entidades.</text:p>
        </text:list-item>
        <text:list-item>
          <text:p text:style-name="P18">Evitan colocar lógica de almacenamiento dentro de los modelos.</text:p>
        </text:list-item>
      </text:list>
      <text:p text:style-name="Text_20_body">📌 <text:span text:style-name="Emphasis">Ejemplo:</text:span> <text:span text:style-name="Source_20_Text">RoomRepository</text:span> se encarga de obtener y almacenar instancias de <text:span text:style-name="Source_20_Text">Room</text:span>, evitando que la entidad tenga que preocuparse por la base de datos.</text:p>
      <text:h text:style-name="Heading_20_2" text:outline-level="2"><text:span text:style-name="Strong_20_Emphasis">3. Aplicación Práctica en Tu Proyecto</text:span></text:h>
      <text:p text:style-name="Text_20_body">Para implementar estos principios: ✅ <text:span text:style-name="Strong_20_Emphasis">Define los contextos delimitados</text:span> en tu arquitectura UML. ✅ <text:span text:style-name="Strong_20_Emphasis">Encapsula lógica en entidades</text:span> en lugar de depender de <text:span text:style-name="Source_20_Text">handlers</text:span>. ✅ <text:span text:style-name="Strong_20_Emphasis">Usa repositorios y servicios</text:span> para mantener separación entre dominio e infraestructura. ✅ <text:span text:style-name="Strong_20_Emphasis">Revisa el lenguaje usado en la documentación</text:span> para asegurarte de que todos los términos sean consistentes.</text:p>
      <text:h text:style-name="Heading_20_2" text:outline-level="2"><text:span text:style-name="Strong_20_Emphasis">4. Recursos para Profundizar</text:span></text:h>
      <text:p text:style-name="Text_20_body">Si el equipo quiere investigar más, aquí hay conceptos clave:</text:p>
      <text:list text:style-name="L15">
        <text:list-item>
          <text:p text:style-name="P19"><text:span text:style-name="Strong_20_Emphasis">Domain-Driven Design by Eric Evans</text:span> (libro referencia)</text:p>
        </text:list-item>
        <text:list-item>
          <text:p text:style-name="P19"><text:span text:style-name="Strong_20_Emphasis">Clean Architecture</text:span> (para estructurar código de manera modular)</text:p>
        </text:list-item>
        <text:list-item>
          <text:p text:style-name="P19"><text:span text:style-name="Strong_20_Emphasis">Patrones DDD en proyectos reales</text:span> (documentación técnica)</text:p>
        </text:list-item>
      </text:list>
      <text:p text:style-name="P20"><text:span text:style-name="T1"><text:line-break/></text:span><text:a xlink:type="simple" xlink:href="https://www.tecnova.cl/2021/06/23/ddd-domain-driven-design/" text:style-name="Internet_20_link" text:visited-style-name="Visited_20_Internet_20_Link"><text:span text:style-name="T1">https://www.tecnova.cl/2021/06/23/ddd-domain-driven-design/</text:span></text:a></text:p>
      <text:p text:style-name="P20"/>
      <text:p text:style-name="P20"><text:span text:style-name="T1"><text:line-break/><text:tab/><text:tab/><text:tab/><text:tab/><text:tab/></text:span><text:span text:style-name="T2">CLEAN ARCHITECTURE<text:line-break/><text:line-break/><text:line-break/><text:line-break/></text:span><text:span text:style-name="Strong_20_Emphasis"><text:span text:style-name="T3">Clean Architecture</text:span></text:span><text:span text:style-name="T2"> (para estructurar código de manera modular) <text:line-break/><text:line-break/><text:line-break/></text:span><text:span text:style-name="Strong_20_Emphasis"><text:span text:style-name="T3">Clean Architecture</text:span></text:span><text:span text:style-name="T2"> es un enfoque de diseño de software propuesto por </text:span><text:span text:style-name="Strong_20_Emphasis"><text:span text:style-name="T3">Robert C. Martin</text:span></text:span><text:span text:style-name="T2"> que busca crear sistemas </text:span><text:span text:style-name="Strong_20_Emphasis"><text:span text:style-name="T3">modulares, mantenibles y escalables</text:span></text:span><text:span text:style-name="T2">. Su objetivo principal es </text:span><text:span text:style-name="Strong_20_Emphasis"><text:span text:style-name="T3">separar las preocupaciones</text:span></text:span><text:span text:style-name="T2"> dentro del código, asegurando que los cambios en una parte del sistema no afecten innecesariamente a otras.</text:span></text:p>
      <text:p text:style-name="Text_20_body">Aquí tienes una <text:span text:style-name="Strong_20_Emphasis">guía estructurada</text:span> para tu equipo sobre Clean Architecture:</text:p>
      <text:h text:style-name="Heading_20_1" text:outline-level="1"><text:span text:style-name="Strong_20_Emphasis">Guía sobre Clean Architecture</text:span></text:h>
      <text:p text:style-name="Text_20_body"><text:span text:style-name="Strong_20_Emphasis">Cómo estructurar código de manera modular y mantenible</text:span></text:p>
      <text:h text:style-name="Heading_20_2" text:outline-level="2"><text:soft-page-break/><text:span text:style-name="Strong_20_Emphasis">1. Introducción</text:span></text:h>
      <text:p text:style-name="Text_20_body">Clean Architecture es un enfoque de diseño que permite construir software <text:span text:style-name="Strong_20_Emphasis">flexible y fácil de modificar</text:span>. Se basa en la separación de responsabilidades y la independencia entre capas, asegurando que el código sea <text:span text:style-name="Strong_20_Emphasis">comprensible y adaptable</text:span> a cambios futuros.</text:p>
      <text:h text:style-name="Heading_20_2" text:outline-level="2"><text:span text:style-name="Strong_20_Emphasis">2. Principios Fundamentales</text:span></text:h>
      <text:h text:style-name="Heading_20_3" text:outline-level="3"><text:span text:style-name="Strong_20_Emphasis">🔹 1. Independencia de Capas</text:span></text:h>
      <text:list text:style-name="L16">
        <text:list-item>
          <text:p text:style-name="P21">Divide el sistema en <text:span text:style-name="Strong_20_Emphasis">capas bien definidas</text:span> para evitar dependencias innecesarias.</text:p>
        </text:list-item>
        <text:list-item>
          <text:p text:style-name="P21">Cada capa tiene una <text:span text:style-name="Strong_20_Emphasis">responsabilidad específica</text:span> y no debe conocer detalles internos de otras capas.</text:p>
        </text:list-item>
      </text:list>
      <text:p text:style-name="Text_20_body">📌 <text:span text:style-name="Emphasis">Ejemplo:</text:span> La lógica de negocio no debe depender de la base de datos ni de la interfaz de usuario.</text:p>
      <text:h text:style-name="Heading_20_3" text:outline-level="3"><text:span text:style-name="Strong_20_Emphasis">🔹 2. Separación de Responsabilidades</text:span></text:h>
      <text:list text:style-name="L17">
        <text:list-item>
          <text:p text:style-name="P22">Cada módulo debe <text:span text:style-name="Strong_20_Emphasis">cumplir una única función</text:span> dentro del sistema.</text:p>
        </text:list-item>
        <text:list-item>
          <text:p text:style-name="P22">Evita que una clase tenga múltiples responsabilidades, siguiendo el principio <text:span text:style-name="Strong_20_Emphasis">SOLID</text:span>.</text:p>
        </text:list-item>
      </text:list>
      <text:p text:style-name="Text_20_body">📌 <text:span text:style-name="Emphasis">Ejemplo:</text:span> Un controlador no debe contener lógica de negocio ni manejar la persistencia de datos.</text:p>
      <text:h text:style-name="Heading_20_3" text:outline-level="3"><text:span text:style-name="Strong_20_Emphasis">🔹 3. Dependencias Dirigidas hacia el Dominio</text:span></text:h>
      <text:list text:style-name="L18">
        <text:list-item>
          <text:p text:style-name="P23">La lógica de negocio debe ser <text:span text:style-name="Strong_20_Emphasis">independiente de frameworks y tecnologías externas</text:span>.</text:p>
        </text:list-item>
        <text:list-item>
          <text:p text:style-name="P23">Las capas externas (UI, base de datos) deben depender de las capas internas, nunca al revés.</text:p>
        </text:list-item>
      </text:list>
      <text:p text:style-name="Text_20_body">📌 <text:span text:style-name="Emphasis">Ejemplo:</text:span> Si cambias la base de datos de SQL a NoSQL, la lógica de negocio no debería verse afectada.</text:p>
      <text:h text:style-name="Heading_20_3" text:outline-level="3"><text:span text:style-name="Strong_20_Emphasis">🔹 4. Uso de Interfaces para la Abstracción</text:span></text:h>
      <text:list text:style-name="L19">
        <text:list-item>
          <text:p text:style-name="P24">Define <text:span text:style-name="Strong_20_Emphasis">interfaces</text:span> para desacoplar módulos y facilitar la sustitución de componentes.</text:p>
        </text:list-item>
        <text:list-item>
          <text:p text:style-name="P24">Evita dependencias directas entre clases concretas.</text:p>
        </text:list-item>
      </text:list>
      <text:p text:style-name="Text_20_body">📌 <text:span text:style-name="Emphasis">Ejemplo:</text:span> Un <text:span text:style-name="Source_20_Text">UserRepository</text:span> puede ser una interfaz, permitiendo cambiar la implementación sin afectar el resto del sistema.</text:p>
      <text:h text:style-name="Heading_20_2" text:outline-level="2"><text:span text:style-name="Strong_20_Emphasis">3. Estructura de Clean Architecture</text:span></text:h>
      <text:p text:style-name="Text_20_body">Clean Architecture se organiza en <text:span text:style-name="Strong_20_Emphasis">capas concéntricas</text:span>, donde las capas internas no dependen de las externas:</text:p>
      <text:h text:style-name="Heading_20_3" text:outline-level="3"><text:span text:style-name="Strong_20_Emphasis">🔸 Capa de Entidades (Entities)</text:span></text:h>
      <text:list text:style-name="L20">
        <text:list-item>
          <text:p text:style-name="P25">Contiene los <text:span text:style-name="Strong_20_Emphasis">objetos de negocio</text:span> y sus reglas.</text:p>
        </text:list-item>
        <text:list-item>
          <text:p text:style-name="P25">No depende de ninguna tecnología externa.</text:p>
        </text:list-item>
      </text:list>
      <text:h text:style-name="Heading_20_3" text:outline-level="3"><text:soft-page-break/><text:span text:style-name="Strong_20_Emphasis">🔸 Capa de Casos de Uso (Use Cases)</text:span></text:h>
      <text:list text:style-name="L21">
        <text:list-item>
          <text:p text:style-name="P26">Define la lógica de aplicación y las reglas de negocio.</text:p>
        </text:list-item>
        <text:list-item>
          <text:p text:style-name="P26">Interactúa con entidades y repositorios.</text:p>
        </text:list-item>
      </text:list>
      <text:h text:style-name="Heading_20_3" text:outline-level="3"><text:span text:style-name="Strong_20_Emphasis">🔸 Capa de Adaptadores (Interface Adapters)</text:span></text:h>
      <text:list text:style-name="L22">
        <text:list-item>
          <text:p text:style-name="P27">Contiene controladores, presentadores y repositorios.</text:p>
        </text:list-item>
        <text:list-item>
          <text:p text:style-name="P27">Se encarga de transformar datos entre capas.</text:p>
        </text:list-item>
      </text:list>
      <text:h text:style-name="Heading_20_3" text:outline-level="3"><text:span text:style-name="Strong_20_Emphasis">🔸 Capa de Infraestructura (Frameworks &amp; Drivers)</text:span></text:h>
      <text:list text:style-name="L23">
        <text:list-item>
          <text:p text:style-name="P28">Maneja la base de datos, API externas y frameworks.</text:p>
        </text:list-item>
        <text:list-item>
          <text:p text:style-name="P28">No debe contener lógica de negocio.</text:p>
        </text:list-item>
      </text:list>
      <text:h text:style-name="Heading_20_2" text:outline-level="2"><text:span text:style-name="Strong_20_Emphasis">4. Aplicación Práctica en Tu Proyecto</text:span></text:h>
      <text:p text:style-name="Text_20_body">Para implementar Clean Architecture en tu sistema: ✅ <text:span text:style-name="Strong_20_Emphasis">Define las capas claramente</text:span> y evita dependencias innecesarias. ✅ <text:span text:style-name="Strong_20_Emphasis">Encapsula la lógica de negocio</text:span> en entidades y casos de uso. ✅ <text:span text:style-name="Strong_20_Emphasis">Usa interfaces</text:span> para desacoplar módulos y facilitar cambios. ✅ <text:span text:style-name="Strong_20_Emphasis">Mantén la infraestructura separada</text:span> de la lógica de negocio.</text:p>
      <text:h text:style-name="Heading_20_2" text:outline-level="2"><text:span text:style-name="Strong_20_Emphasis">5. Recursos para Profundizar</text:span></text:h>
      <text:p text:style-name="Text_20_body">Si el equipo quiere investigar más, aquí hay conceptos clave:</text:p>
      <text:list text:style-name="L24">
        <text:list-item>
          <text:p text:style-name="P29"><text:span text:style-name="Strong_20_Emphasis">Libro "Clean Architecture" de Robert C. Martin</text:span></text:p>
        </text:list-item>
        <text:list-item>
          <text:p text:style-name="P29"><text:span text:style-name="Strong_20_Emphasis">Patrones de diseño SOLID</text:span></text:p>
        </text:list-item>
        <text:list-item>
          <text:p text:style-name="P29"><text:span text:style-name="Strong_20_Emphasis">Ejemplos de implementación en proyectos reales</text:span></text:p>
        </text:list-item>
      </text:list>
      <text:p text:style-name="P9"><text:a xlink:type="simple" xlink:href="https://domainlogic.io/clean-architecture-que-es-importancia-y-beneficios-para-tu-empresa/" text:style-name="Internet_20_link" text:visited-style-name="Visited_20_Internet_20_Link"><text:span text:style-name="T2">https://domainlogic.io/clean-architecture-que-es-importancia-y-beneficios-para-tu-empresa/</text:span></text:a><text:span text:style-name="T2"><text:line-break/><text:line-break/><text:line-break/><text:line-break/><text:tab/><text:tab/><text:tab/><text:tab/><text:tab/></text:span><text:span text:style-name="T4">SOLID<text:line-break/><text:line-break/><text:line-break/>Los </text:span><text:span text:style-name="Strong_20_Emphasis"><text:span text:style-name="T5">principios SOLID</text:span></text:span><text:span text:style-name="T4"> son un conjunto de reglas de diseño de software que ayudan a crear sistemas </text:span><text:span text:style-name="Strong_20_Emphasis"><text:span text:style-name="T5">mantenibles, escalables y fáciles de entender</text:span></text:span><text:span text:style-name="T4">. Fueron introducidos por </text:span><text:span text:style-name="Strong_20_Emphasis"><text:span text:style-name="T5">Robert C. Martin</text:span></text:span><text:span text:style-name="T4"> y se han convertido en una referencia clave en la programación orientada a objetos2.</text:span></text:p>
      <text:p text:style-name="P30">Uno de los principios más importantes es el <text:span text:style-name="Strong_20_Emphasis">Principio de Responsabilidad Única (Single Responsibility Principle - SRP)</text:span>. Este establece que <text:span text:style-name="Strong_20_Emphasis">una clase debe tener una única razón para cambiar</text:span>, es decir, debe centrarse en una sola responsabilidad3. Si una clase maneja múltiples responsabilidades, cualquier cambio en una de ellas puede afectar a las demás, lo que dificulta el mantenimiento y la evolución del código.</text:p>
      <text:p text:style-name="Text_20_body">Aquí tienes una <text:span text:style-name="Strong_20_Emphasis">guía estructurada</text:span> para tu equipo sobre el <text:span text:style-name="Strong_20_Emphasis">Principio de Responsabilidad Única</text:span>:</text:p>
      <text:h text:style-name="Heading_20_1" text:outline-level="1"><text:soft-page-break/><text:span text:style-name="Strong_20_Emphasis">Guía sobre el Principio de Responsabilidad Única (SRP)</text:span></text:h>
      <text:p text:style-name="Text_20_body"><text:span text:style-name="Strong_20_Emphasis">Cómo diseñar clases con una única responsabilidad</text:span></text:p>
      <text:h text:style-name="Heading_20_2" text:outline-level="2"><text:span text:style-name="Strong_20_Emphasis">1. Introducción</text:span></text:h>
      <text:p text:style-name="Text_20_body">El <text:span text:style-name="Strong_20_Emphasis">Principio de Responsabilidad Única (SRP)</text:span> es el primer principio de SOLID y establece que <text:span text:style-name="Strong_20_Emphasis">cada clase, módulo o función debe tener una única razón para cambiar</text:span>. Esto significa que una clase no debe mezclar múltiples responsabilidades, lo que facilita su mantenimiento y reutilización.</text:p>
      <text:h text:style-name="Heading_20_2" text:outline-level="2"><text:span text:style-name="Strong_20_Emphasis">2. Beneficios de Aplicar SRP</text:span></text:h>
      <text:p text:style-name="Text_20_body">✅ <text:span text:style-name="Strong_20_Emphasis">Código más fácil de entender</text:span> → Cada clase tiene un propósito claro. ✅ <text:span text:style-name="Strong_20_Emphasis">Menos dependencias</text:span> → Evita que cambios en una parte del código afecten otras áreas. ✅ <text:span text:style-name="Strong_20_Emphasis">Mayor reutilización</text:span> → Las clases pueden ser usadas en diferentes contextos sin modificaciones. ✅ <text:span text:style-name="Strong_20_Emphasis">Facilita pruebas unitarias</text:span> → Las pruebas son más simples cuando cada clase tiene una única función.</text:p>
      <text:h text:style-name="Heading_20_2" text:outline-level="2"><text:span text:style-name="Strong_20_Emphasis">3. Cómo Identificar Violaciones a SRP</text:span></text:h>
      <text:p text:style-name="Text_20_body">Para detectar si una clase está violando SRP, pregúntate:</text:p>
      <text:list text:style-name="L25">
        <text:list-item>
          <text:p text:style-name="P31">¿La clase tiene múltiples responsabilidades no relacionadas?</text:p>
        </text:list-item>
        <text:list-item>
          <text:p text:style-name="P31">¿Los cambios en una parte de la clase afectan otras funcionalidades?</text:p>
        </text:list-item>
        <text:list-item>
          <text:p text:style-name="P31">¿La clase tiene demasiados métodos públicos?</text:p>
        </text:list-item>
        <text:list-item>
          <text:p text:style-name="P31">¿Está involucrada en varias capas del sistema (negocio, persistencia, presentación)?</text:p>
        </text:list-item>
      </text:list>
      <text:p text:style-name="Text_20_body">📌 <text:span text:style-name="Emphasis">Ejemplo de violación:</text:span></text:p>
      <text:p text:style-name="Text_20_body">java</text:p>
      <text:p text:style-name="Preformatted_20_Text"><text:span text:style-name="Source_20_Text">class ReportGenerator {</text:span></text:p>
      <text:p text:style-name="Preformatted_20_Text"><text:span text:style-name="Source_20_Text"><text:s text:c="4"/>void generateReport() { /* Genera el reporte */ }</text:span></text:p>
      <text:p text:style-name="Preformatted_20_Text"><text:span text:style-name="Source_20_Text"><text:s text:c="4"/>void saveToDatabase() { /* Guarda el reporte en la base de datos */ }</text:span></text:p>
      <text:p text:style-name="Preformatted_20_Text"><text:span text:style-name="Source_20_Text"><text:s text:c="4"/>void sendEmail() { /* Envía el reporte por correo */ }</text:span></text:p>
      <text:p text:style-name="P32"><text:span text:style-name="Source_20_Text">}</text:span></text:p>
      <text:p text:style-name="Text_20_body">Aquí, <text:span text:style-name="Source_20_Text">ReportGenerator</text:span> tiene <text:span text:style-name="Strong_20_Emphasis">tres responsabilidades</text:span>: generar el reporte, guardarlo y enviarlo por correo. Esto hace que cualquier cambio en la lógica de almacenamiento o envío afecte la generación del reporte.</text:p>
      <text:h text:style-name="Heading_20_2" text:outline-level="2"><text:span text:style-name="Strong_20_Emphasis">4. Aplicando SRP Correctamente</text:span></text:h>
      <text:p text:style-name="Text_20_body">Para corregir el problema anterior, podemos dividir la clase en <text:span text:style-name="Strong_20_Emphasis">tres clases separadas</text:span>, cada una con su propia responsabilidad:</text:p>
      <text:p text:style-name="Text_20_body">java</text:p>
      <text:p text:style-name="Preformatted_20_Text"><text:soft-page-break/><text:span text:style-name="Source_20_Text">class ReportGenerator {</text:span></text:p>
      <text:p text:style-name="Preformatted_20_Text"><text:span text:style-name="Source_20_Text"><text:s text:c="4"/>void generateReport() { /* Genera el reporte */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ReportStorage {</text:span></text:p>
      <text:p text:style-name="Preformatted_20_Text"><text:span text:style-name="Source_20_Text"><text:s text:c="4"/>void saveToDatabase() { /* Guarda el reporte en la base de datos */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EmailSender {</text:span></text:p>
      <text:p text:style-name="Preformatted_20_Text"><text:span text:style-name="Source_20_Text"><text:s text:c="4"/>void sendEmail() { /* Envía el reporte por correo */ }</text:span></text:p>
      <text:p text:style-name="P32"><text:span text:style-name="Source_20_Text">}</text:span></text:p>
      <text:p text:style-name="Text_20_body">Ahora, cada clase tiene <text:span text:style-name="Strong_20_Emphasis">una única responsabilidad</text:span>, lo que facilita su mantenimiento y evolución.</text:p>
      <text:h text:style-name="Heading_20_2" text:outline-level="2"><text:span text:style-name="Strong_20_Emphasis">5. Aplicación Práctica en Tu Proyecto</text:span></text:h>
      <text:p text:style-name="Text_20_body">Para implementar SRP en tu sistema: ✅ <text:span text:style-name="Strong_20_Emphasis">Divide clases grandes en módulos más pequeños</text:span> con responsabilidades claras. ✅ <text:span text:style-name="Strong_20_Emphasis">Evita que una clase maneje múltiples aspectos del sistema</text:span> (negocio, persistencia, presentación). ✅ <text:span text:style-name="Strong_20_Emphasis">Usa interfaces y abstracciones</text:span> para desacoplar funcionalidades. ✅ <text:span text:style-name="Strong_20_Emphasis">Revisa el código regularmente</text:span> para detectar violaciones a SRP.</text:p>
      <text:h text:style-name="Heading_20_2" text:outline-level="2"><text:span text:style-name="Strong_20_Emphasis">6. Recursos para Profundizar</text:span></text:h>
      <text:p text:style-name="Text_20_body">Si el equipo quiere investigar más, aquí hay conceptos clave:</text:p>
      <text:list text:style-name="L26">
        <text:list-item>
          <text:p text:style-name="P33">Guía completa sobre SOLID</text:p>
        </text:list-item>
        <text:list-item>
          <text:p text:style-name="P33">Explicación detallada de SRP</text:p>
        </text:list-item>
        <text:list-item>
          <text:p text:style-name="P33">Ejemplos prácticos de SRP</text:p>
        </text:list-item>
      </text:list>
      <text:p text:style-name="P9"><text:span text:style-name="T4"/></text:p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19:54:40.689000000</meta:creation-date>
    <dc:date>2025-05-30T20:07:24.860000000</dc:date>
    <meta:editing-duration>PT12M43S</meta:editing-duration>
    <meta:editing-cycles>4</meta:editing-cycles>
    <meta:generator>LibreOffice/24.8.6.2$Windows_X86_64 LibreOffice_project/6d98ba145e9a8a39fc57bcc76981d1fb1316c60c</meta:generator>
    <meta:document-statistic meta:table-count="0" meta:image-count="0" meta:object-count="0" meta:page-count="9" meta:paragraph-count="182" meta:word-count="2353" meta:character-count="15112" meta:non-whitespace-character-count="12959"/>
  </office:meta>
</office:document-meta>
</file>